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shadow="none" style:writing-mode="lr-tb"/>
    </style:style>
    <style:style style:name="Table6.A" style:family="table-column">
      <style:table-column-properties style:column-width="5.099cm" style:rel-column-width="2891*"/>
    </style:style>
    <style:style style:name="Table6.B" style:family="table-column">
      <style:table-column-properties style:column-width="6.798cm" style:rel-column-width="3854*"/>
    </style:style>
    <style:style style:name="Table6.C" style:family="table-column">
      <style:table-column-properties style:column-width="2.551cm" style:rel-column-width="1446*"/>
    </style:style>
    <style:style style:name="Table6.D" style:family="table-column">
      <style:table-column-properties style:column-width="2.552cm" style:rel-column-width="1447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officeooo:paragraph-rsid="001e0ee2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paragraph-rsid="001e0ee2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e0ee2" style:font-size-asian="10pt" style:font-style-asian="italic" style:font-size-complex="10pt" style:font-style-complex="italic"/>
    </style:style>
    <style:style style:name="P20" style:family="paragraph" style:parent-style-name="Standard">
      <style:text-properties officeooo:paragraph-rsid="001e0ee2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e5f99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7" style:family="text">
      <style:text-properties officeooo:rsid="001aa533"/>
    </style:style>
    <style:style style:name="T8" style:family="text">
      <style:text-properties officeooo:rsid="001e0ee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8">8</text:span>/0<text:span text:style-name="T8">1</text:span> – DIENSTAG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0<text:span text:style-name="T7">7</text:span>00 – 15<text:span text:style-name="T7">4</text:span>0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2">2016/0<text:span text:style-name="T8">8</text:span>/0<text:span text:style-name="T8">2</text:span> – DIENSTAG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<text:span text:style-name="T6">0</text:span><text:span text:style-name="T7">7</text:span><text:span text:style-name="T6">00 – 15</text:span><text:span text:style-name="T7">4</text:span><text:span text:style-name="T6">0</text:span>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2">2016/0<text:span text:style-name="T8">8</text:span>/0<text:span text:style-name="T8">3</text:span> – MITTWOCH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<text:span text:style-name="T6">0</text:span><text:span text:style-name="T7">7</text:span><text:span text:style-name="T6">00 – 15</text:span><text:span text:style-name="T7">4</text:span><text:span text:style-name="T6">0</text:span>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2">2016/0<text:span text:style-name="T8">8</text:span>/0<text:span text:style-name="T8">4</text:span> – DONNERSTAG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2"><text:span text:style-name="T6">0</text:span><text:span text:style-name="T7">7</text:span><text:span text:style-name="T6">00 – 15</text:span><text:span text:style-name="T7">4</text:span><text:span text:style-name="T6">0</text:span>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2">2016/0<text:span text:style-name="T8">8</text:span>/0<text:span text:style-name="T8">5</text:span> – FREITAG</text:p>
          </table:table-cell>
          <table:table-cell table:style-name="Table6.A2" office:value-type="string">
            <text:p text:style-name="P15"/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1"/>
            <text:p text:style-name="P11">OSZIMT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8</text:span><text:span text:style-name="MT1">/0</text:span><text:span text:style-name="MT2">1</text:span><text:span text:style-name="MT1"> – 2016/0</text:span><text:span text:style-name="MT2">8</text:span><text:span text:style-name="MT1">/0</text:span><text:span text:style-name="MT2">5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2">31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9:00:37.599293209</dc:date>
    <meta:editing-cycles>11</meta:editing-cycles>
    <dc:title>Header Schule</dc:title>
    <meta:editing-duration>PT39M14S</meta:editing-duration>
    <meta:generator>LibreOffice/5.1.4.2$Linux_X86_64 LibreOffice_project/10m0$Build-2</meta:generator>
    <meta:document-statistic meta:table-count="6" meta:image-count="0" meta:object-count="0" meta:page-count="1" meta:paragraph-count="27" meta:word-count="46" meta:character-count="392" meta:non-whitespace-character-count="363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